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F3000004B42634BDA62AF186C0.png" manifest:media-type="image/png"/>
  <manifest:file-entry manifest:full-path="Pictures/10000001000003D000000486C113A08CF3D6756A.png" manifest:media-type="image/png"/>
  <manifest:file-entry manifest:full-path="Pictures/100000010000049700000388079EC75AEC4821E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ira Mono for Powerline" svg:font-family="'Fira Mono for Powerline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54cm" svg:height="10.736cm" svg:x="2.662cm" svg:y="1.059cm">
          <draw:image xlink:href="Pictures/100000010000049700000388079EC75AEC4821E7.png" xlink:type="simple" xlink:show="embed" xlink:actuate="onLoad" draw:mime-type="image/png">
            <text:p/>
          </draw:image>
        </draw:frame>
        <draw:frame draw:style-name="gr1" draw:text-style-name="P1" draw:layer="layout" svg:width="10.711cm" svg:height="12.708cm" svg:x="13.149cm" svg:y="4.492cm">
          <draw:image xlink:href="Pictures/10000001000003D000000486C113A08CF3D6756A.png" xlink:type="simple" xlink:show="embed" xlink:actuate="onLoad" draw:mime-type="image/png">
            <text:p/>
          </draw:image>
        </draw:frame>
        <draw:frame draw:style-name="gr1" draw:text-style-name="P1" draw:layer="layout" svg:width="10.177cm" svg:height="12.12cm" svg:x="5.762cm" svg:y="7.985cm">
          <draw:image xlink:href="Pictures/10000001000003F3000004B42634BDA62AF186C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ira Mono for Powerline" svg:font-family="'Fira Mono for Powerline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Fira Mono for Powerlin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ira Mono for Powerline" style:font-family-asian="'Fira Mono for Powerline'" style:font-family-generic-asian="system" style:font-pitch-asian="variable" style:font-size-asian="18pt" style:font-style-asian="normal" style:font-weight-asian="normal" style:font-name-complex="Fira Mono for Powerline" style:font-family-complex="'Fira Mono for Powerline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1:45:10.280530012</meta:creation-date>
    <dc:date>2023-05-03T11:47:03.270387571</dc:date>
    <meta:editing-duration>PT1M53S</meta:editing-duration>
    <meta:editing-cycles>1</meta:editing-cycles>
    <meta:document-statistic meta:object-count="3"/>
    <meta:generator>LibreOffice/7.5.3.2$Linux_X86_64 LibreOffice_project/50$Build-2</meta:generator>
  </office:meta>
</office:document-meta>
</file>